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6866" officeooo:paragraph-rsid="00116866"/>
    </style:style>
    <style:style style:name="P2" style:family="paragraph" style:parent-style-name="Standard">
      <style:text-properties style:font-name="Arial" officeooo:rsid="00116866" officeooo:paragraph-rsid="00116866"/>
    </style:style>
    <style:style style:name="P3" style:family="paragraph" style:parent-style-name="Standard">
      <style:text-properties style:font-name="Arial" officeooo:rsid="00122364" officeooo:paragraph-rsid="00122364"/>
    </style:style>
    <style:style style:name="P4" style:family="paragraph" style:parent-style-name="Standard">
      <style:paragraph-properties fo:text-align="center" style:justify-single-word="false"/>
      <style:text-properties fo:color="#ff0000" style:font-name="Segoe Print" fo:font-size="20pt" fo:font-weight="bold" officeooo:rsid="00116866" officeooo:paragraph-rsid="00116866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ff0000" officeooo:rsid="00116866" officeooo:paragraph-rsid="00116866"/>
    </style:style>
    <style:style style:name="P6" style:family="paragraph" style:parent-style-name="Standard" style:list-style-name="L3">
      <style:text-properties fo:color="#7e0080" officeooo:paragraph-rsid="00116866"/>
    </style:style>
    <style:style style:name="P7" style:family="paragraph" style:parent-style-name="Standard" style:list-style-name="L2">
      <style:text-properties fo:color="#7e0080" officeooo:paragraph-rsid="00116866"/>
    </style:style>
    <style:style style:name="P8" style:family="paragraph" style:parent-style-name="Standard" style:list-style-name="L1">
      <style:text-properties fo:color="#7e0080" officeooo:paragraph-rsid="00116866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officeooo:rsid="00116866"/>
    </style:style>
    <style:style style:name="T4" style:family="text">
      <style:text-properties fo:color="#ff0000"/>
    </style:style>
    <style:style style:name="T5" style:family="text">
      <style:text-properties fo:color="#ff0000" style:font-name="Arial"/>
    </style:style>
    <style:style style:name="T6" style:family="text">
      <style:text-properties fo:color="#ff0000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sculpture au XIXème siècle </text:p>
      <text:p text:style-name="P2"/>
      <text:p text:style-name="P2"><text:span text:style-name="T1">Introduction :</text:span> </text:p>
      <text:list xml:id="list3834784589" text:style-name="L1">
        <text:list-item>
          <text:p text:style-name="P8"><text:span text:style-name="T3">typologie variée</text:span></text:p>
        </text:list-item>
        <text:list-item>
          <text:p text:style-name="P8"><text:span text:style-name="T3">sculpture dans le paysage </text:span></text:p>
        </text:list-item>
      </text:list>
      <text:p text:style-name="P2">Art très présent au XIXème siècle, dans le paysage, dans les villes, dans l’espace publique et dans l’espace privée. </text:p>
      <text:p text:style-name="P2">1860 sous le Second Empire est inauguré devant une grande foule : une statue colossale de <text:span text:style-name="T4">Notre Dame de France : en fonte de fer au Puy en Velay 1880</text:span>, grande symbolique des matériaux car fait par la fonte des canons russe. </text:p>
      <text:p text:style-name="P2">- inaurugation du Canal de Suèz : artistes sont projet :</text:p>
      <text:p text:style-name="P2"><text:span text:style-name="T4">→ Bartholdi, L’Egypte</text:span>  : projet de phare : face à la mer rouge, elle devait faire 43m de haut, propose se projet au couple impérial + aux autorité locales = l’idée prise après 1870 par New York </text:p>
      <text:p text:style-name="P2"><text:span text:style-name="T4">→ France offre </text:span><text:span text:style-name="T6">la Liberté éclairant le monde </text:span><text:span text:style-name="T4">1886 à NY</text:span> </text:p>
      <text:p text:style-name="P2">= France et Etat Unis : veulent jouer un rôle universel mondial </text:p>
      <text:p text:style-name="P2"><text:span text:style-name="T4">→ Monument à l’empereur Guillaume Ier, 1897</text:span> </text:p>
      <text:p text:style-name="P2">- cible pendant la Seconde Guerre Mondial</text:p>
      <text:p text:style-name="P2"/>
      <text:p text:style-name="P2">= La sculpture marque le paysage pour les statues colossales </text:p>
      <text:list xml:id="list3755060291" text:style-name="L2">
        <text:list-item>
          <text:p text:style-name="P7"><text:span text:style-name="T3">sculpture dans l’espace urbain</text:span></text:p>
        </text:list-item>
      </text:list>
      <text:p text:style-name="P5"><text:span text:style-name="T2">→ Léopold Morice La République </text:span></text:p>
      <text:p text:style-name="P5"><text:span text:style-name="T2">→ The Albert Memorial 1875</text:span></text:p>
      <text:p text:style-name="P1"><text:span text:style-name="T2">- pour le prince Albert + glorification des britanniques</text:span></text:p>
      <text:p text:style-name="P1"><text:span text:style-name="T2">= La sculpture joue un rôle majeur, elle est souvent associé à l’architecture </text:span></text:p>
      <text:list xml:id="list2932830638" text:style-name="L3">
        <text:list-item>
          <text:p text:style-name="P6"><text:span text:style-name="T3">Sculpture et architecture </text:span></text:p>
        </text:list-item>
      </text:list>
      <text:p text:style-name="P1"><text:span text:style-name="T5">→ Opéra Garnier</text:span><text:span text:style-name="T2"> </text:span></text:p>
      <text:p text:style-name="P3">- commande à 4 sculpteurs différents et confie à Carpaud : la réalisation de <text:span text:style-name="T4">la Danse 1865 69, Musée d’Orsay (copie) </text:span></text:p>
      <text:p text:style-name="P3">Femme qui danse, à droite derrière les danseuses : satire </text:p>
      <text:p text:style-name="P3">= rendre sensation du mouvement : en déséquilibre : leur pointes de pieds efleur à peine le sol, appui d’une baccante avec le groupe, posture instable, instabilité par la multiplication des oblique </text:p>
      <text:p text:style-name="P3">Comment concilier variété et dynamisme des poses avec l’unité du groupe ? </text:p>
      <text:p text:style-name="P3">Cette unité repose sur le jeu des regards et des mains. </text:p>
      <text:p text:style-name="P3">Il y arrive pas la dynamique circulaire et vertical</text:p>
      <text:p text:style-name="P3">Publique choquer et scandale : par le traitement des chairs, on y voit une insulte à la morale publique : bouteille d’encre envoyé sur la statue : statue retiré </text:p>
      <text:p text:style-name="P3">Est ce que la sculpture doit être en fonction de l’architecture ou peut-elle être seule </text:p>
      <text:p text:style-name="P3">Carpaud refuse à une autre réalisation </text:p>
      <text:p text:style-name="P3">1870 : Guerre avec la Prusse : donc le groupe reste en place, puis en 1872 : La Danse est rencontré dan les mœurs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10:08.902000000</meta:creation-date>
    <dc:date>2018-03-05T10:28:10.774000000</dc:date>
    <meta:editing-duration>PT7M49S</meta:editing-duration>
    <meta:editing-cycles>1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30" meta:word-count="384" meta:character-count="2165" meta:non-whitespace-character-count="1791"/>
  </office:meta>
</office:document-meta>
</file>